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orphans="2" fo:widows="2" fo:background-color="#ffffff"/>
    </style:style>
    <style:style style:name="P2" style:family="paragraph" style:parent-style-name="Standard">
      <loext:graphic-properties draw:fill="solid" draw:fill-color="#ffffff"/>
      <style:paragraph-properties fo:orphans="2" fo:widows="2" fo:background-color="#ffffff"/>
      <style:text-properties fo:color="#0000cc" style:font-name="新細明體" fo:font-weight="bold" style:letter-kerning="false" style:font-name-asian="新細明體1" style:font-weight-asian="bold" style:font-name-complex="新細明體1" style:font-weight-complex="bold"/>
    </style:style>
    <style:style style:name="P3" style:family="paragraph" style:parent-style-name="Standard">
      <loext:graphic-properties draw:fill="solid" draw:fill-color="#ffffff"/>
      <style:paragraph-properties fo:margin-left="0cm" fo:margin-right="0cm" fo:orphans="2" fo:widows="2" fo:text-indent="1.836cm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cm" fo:margin-right="0cm" fo:orphans="2" fo:widows="2" fo:text-indent="1.378cm" style:auto-text-indent="false" fo:background-color="#ffffff"/>
    </style:style>
    <style:style style:name="P5" style:family="paragraph" style:parent-style-name="Standard" style:master-page-name="Standard">
      <loext:graphic-properties draw:fill="solid" draw:fill-color="#ffffff"/>
      <style:paragraph-properties fo:orphans="2" fo:widows="2" style:page-number="auto" fo:background-color="#ffffff"/>
    </style:style>
    <style:style style:name="T1" style:family="text">
      <style:text-properties fo:color="#2116b0" style:font-name="新細明體" fo:font-size="48pt" fo:font-weight="bold" style:letter-kerning="false" style:font-name-asian="新細明體1" style:font-size-asian="48pt" style:font-weight-asian="bold" style:font-name-complex="新細明體1" style:font-size-complex="48pt" style:font-weight-complex="bold"/>
    </style:style>
    <style:style style:name="T2" style:family="text">
      <style:text-properties fo:color="#636363" style:font-name="新細明體" fo:font-size="26pt" fo:font-weight="bold" style:letter-kerning="false" style:font-name-asian="新細明體1" style:font-size-asian="26pt" style:font-weight-asian="bold" style:font-name-complex="Arial" style:font-size-complex="26pt"/>
    </style:style>
    <style:style style:name="T3" style:family="text">
      <style:text-properties fo:color="#636363" style:font-name="新細明體" fo:font-weight="bold" style:letter-kerning="false" style:font-name-asian="新細明體1" style:font-weight-asian="bold" style:font-name-complex="Arial"/>
    </style:style>
    <style:style style:name="T4" style:family="text">
      <style:text-properties fo:color="#636363" style:font-name="新細明體" fo:font-size="48pt" fo:font-weight="bold" style:letter-kerning="false" style:font-name-asian="新細明體1" style:font-size-asian="48pt" style:font-weight-asian="bold" style:font-name-complex="Arial" style:font-size-complex="48pt"/>
    </style:style>
    <style:style style:name="T5" style:family="text">
      <style:text-properties fo:color="#ff0000" style:font-name="新細明體" fo:font-size="26pt" fo:font-weight="bold" style:letter-kerning="false" style:font-name-asian="新細明體1" style:font-size-asian="26pt" style:font-weight-asian="bold" style:font-name-complex="Arial" style:font-size-complex="26pt"/>
    </style:style>
    <style:style style:name="T6" style:family="text">
      <style:text-properties fo:color="#ff0000" style:font-name="新細明體" fo:font-size="26pt" fo:font-weight="bold" style:letter-kerning="false" style:font-name-asian="新細明體1" style:font-size-asian="26pt" style:font-weight-asian="bold" style:font-name-complex="新細明體1" style:font-size-complex="26pt"/>
    </style:style>
    <style:style style:name="T7" style:family="text">
      <style:text-properties fo:color="#074c83" style:font-name="新細明體" fo:font-size="26pt" fo:font-weight="bold" style:letter-kerning="false" style:font-name-asian="新細明體1" style:font-size-asian="26pt" style:font-weight-asian="bold" style:font-name-complex="新細明體1" style:font-size-complex="26pt"/>
    </style:style>
    <style:style style:name="T8" style:family="text">
      <style:text-properties style:font-name="新細明體" fo:font-size="48pt" fo:font-weight="bold" style:letter-kerning="false" style:font-name-asian="新細明體1" style:font-size-asian="48pt" style:font-weight-asian="bold" style:font-name-complex="新細明體1" style:font-size-complex="4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6"/>國際會議廳場地借用注意事項</text:span><text:bookmark text:name="_GoBack"/></text:p>
      <text:p text:style-name="P1"><text:span text:style-name="T2">一、佈置標語、海報請於指定地點張貼。</text:span></text:p>
      <text:p text:style-name="P1"><text:span text:style-name="T5">二</text:span><text:span text:style-name="T6">、</text:span><text:span text:style-name="T5">為維護會場內清潔，在國際會議廳內禁止將飲料、食物攜入食用。 <text:s text:c="2"/></text:span></text:p>
      <text:p text:style-name="P1"><text:span text:style-name="T2">三</text:span><text:span text:style-name="T7">、</text:span><text:span text:style-name="T2">本會議廳內、外全面禁菸，並應遵守場地相關告示及管理人員之勸導。申請借用單位務</text:span></text:p>
      <text:p text:style-name="P3"><text:span text:style-name="T2">必負責督導。</text:span></text:p>
      <text:p text:style-name="P1"><text:span text:style-name="T2">四、如有違背本院相關規定時，本院有權利立刻停止借用。</text:span></text:p>
      <text:p text:style-name="P1"><text:span text:style-name="T5">五、上述第二點若仍攜帶飲料及食物進場依本院規章罰款，3,000元整，無異議。</text:span></text:p>
      <text:p text:style-name="P1"><text:span text:style-name="T2">六</text:span><text:span text:style-name="T7">、</text:span><text:span text:style-name="T2">標示牌、海報或宣傳標語等，借用單位在徵得本廳同意 前不可任意裝潢或張貼館內外</text:span></text:p>
      <text:p text:style-name="P3"><text:span text:style-name="T2">牆面，會後垃圾、花圈花籃、布條或其他非本會議廳物品，借用單位應於當日負責清潔</text:span></text:p>
      <text:p text:style-name="P3"><text:span text:style-name="T2">及運離會議廳。</text:span></text:p>
      <text:p text:style-name="P1"><text:span text:style-name="T2">七</text:span><text:span text:style-name="T7">、</text:span><text:span text:style-name="T2">借用單位攜進本廳之貴重財物、設備及資料，應自行派員妥為管理，如有遺失或毀損，</text:span></text:p>
      <text:p text:style-name="P3"><text:span text:style-name="T2">本廳概不負責。</text:span></text:p>
      <text:p text:style-name="P1"><text:span text:style-name="T2">八</text:span><text:span text:style-name="T7">、</text:span><text:span text:style-name="T2">會議廳內外公物設備及附屬空間各項設備與傢俱非經許可不得搬動、 調整或私自架設，</text:span></text:p>
      <text:p text:style-name="P4"><text:span text:style-name="T2">借用本會議廳各項設備或器材，均應妥善維護，並應於使用期限屆滿前交還場地，離開</text:span></text:p>
      <text:p text:style-name="P4"><text:span text:style-name="T2">時如有破壞毀損，應負責恢復原狀或照價賠償損壞賠償責任。</text:span></text:p>
      <text:p text:style-name="P1"><text:soft-page-break/><text:span text:style-name="T3"><text:s text:c="108"/></text:span><text:span text:style-name="T4"><text:s text:c="8"/></text:span><text:span text:style-name="T8">工學院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letter-kerning="tru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letter-kerning="true" style:font-name-asian="新細明體1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Label_20_1" style:display-name="ListLabel 1" style:family="text">
      <style:text-properties fo:color="#074c83" fo:font-weight="normal" style:font-weight-asian="normal" style:font-name-complex="新細明體1" style:font-family-complex="新細明體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、" style:num-format="一, 二, 三, ..." text:start-value="2">
        <style:list-level-properties text:list-level-position-and-space-mode="label-alignment">
          <style:list-level-label-alignment text:label-followed-by="listtab" fo:text-indent="-1.27cm" fo:margin-left="2.93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3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054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594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、" style:num-format="一, 二, 三, ..." text:start-value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、" style:num-format="一, 二, 三, ..." text:start-value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、" style:num-format="一, 二, 三, ..." text:start-value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3.17cm" fo:margin-bottom="3.17cm" fo:margin-left="2.54cm" fo:margin-right="2.54cm" style:writing-mode="tb-rl" style:layout-grid-color="#c0c0c0" style:layout-grid-lines="56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stomer</meta:initial-creator>
    <dc:creator>linus</dc:creator>
    <meta:editing-cycles>47</meta:editing-cycles>
    <meta:print-date>2014-08-14T23:46:00</meta:print-date>
    <meta:creation-date>2014-08-14T23:39:00</meta:creation-date>
    <dc:date>2014-12-23T09:01:00</dc:date>
    <meta:editing-duration>PT2H55M</meta:editing-duration>
    <meta:generator>LibreOffice/5.1.4.2$Windows_x86 LibreOffice_project/f99d75f39f1c57ebdd7ffc5f42867c12031db97a</meta:generator>
    <meta:document-statistic meta:table-count="0" meta:image-count="0" meta:object-count="0" meta:page-count="2" meta:paragraph-count="16" meta:word-count="407" meta:character-count="538" meta:non-whitespace-character-count="4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